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12BDF9D40573E7C92A1.png" manifest:media-type="image/png"/>
  <manifest:file-entry manifest:full-path="Pictures/10000001000001E000000101A69A0E8713524C40.png" manifest:media-type="image/png"/>
  <manifest:file-entry manifest:full-path="Pictures/10000001000001E0000000E87528248AE3052606.png" manifest:media-type="image/png"/>
  <manifest:file-entry manifest:full-path="Pictures/10000001000001E00000010E3E5C9F35F3366A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465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2.7cm" svg:height="7.144cm" draw:z-index="0"><draw:image xlink:href="Pictures/10000001000001E00000010E3E5C9F35F3366A23.png" xlink:type="simple" xlink:show="embed" xlink:actuate="onLoad" draw:mime-type="image/png"/></draw:frame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174"/></text:p>
      <text:p text:style-name="Standard"><draw:frame draw:style-name="fr1" draw:name="Image2" text:anchor-type="char" svg:width="12.7cm" svg:height="6.138cm" draw:z-index="1"><draw:image xlink:href="Pictures/10000001000001E0000000E87528248AE3052606.png" xlink:type="simple" xlink:show="embed" xlink:actuate="onLoad" draw:mime-type="image/png"/></draw:frame><text:s text:c="38"/></text:p>
      <text:p text:style-name="Standard"/>
      <text:p text:style-name="Standard"/>
      <text:p text:style-name="P1"><text:s text:c="10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12.7cm" svg:height="6.8cm" draw:z-index="2"><draw:image xlink:href="Pictures/10000001000001E000000101A69A0E8713524C40.png" xlink:type="simple" xlink:show="embed" xlink:actuate="onLoad" draw:mime-type="image/png"/></draw:frame></text:p>
      <text:p text:style-name="P1"><text:s text:c="4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width="12.7cm" svg:height="7.911cm" draw:z-index="3"><draw:image xlink:href="Pictures/10000001000001E00000012BDF9D40573E7C92A1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7:12:31.301054742</meta:creation-date>
    <dc:date>2024-04-02T23:53:05.058718713</dc:date>
    <meta:editing-duration>PT1H20M42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5" meta:word-count="0" meta:character-count="265" meta:non-whitespace-character-count="0"/>
  </office:meta>
</office:document-meta>
</file>